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661db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661dbc" officeooo:paragraph-rsid="00661db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shadow="none"/>
      <style:text-properties fo:color="#729fcf" style:font-name="Courier 10 Pitch" fo:font-size="10pt" fo:font-style="normal" style:text-underline-style="none" fo:font-weight="bold" officeooo:rsid="006811b5" officeooo:paragraph-rsid="006811b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6811b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811b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abaa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c62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61db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3f34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abaa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c62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d534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dc50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ec71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61db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3d6bf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3f34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abaa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c62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officeooo:rsid="00197d1e"/>
    </style:style>
    <style:style style:name="T4" style:family="text">
      <style:text-properties officeooo:rsid="003c366e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style:font-name="Courier 10 Pitch" fo:font-size="10pt" officeooo:rsid="003c366e" style:font-size-asian="10pt" style:font-size-complex="10pt"/>
    </style:style>
    <style:style style:name="T7" style:family="text">
      <style:text-properties style:font-name="Courier 10 Pitch" fo:font-size="10pt" fo:font-weight="normal" officeooo:rsid="003c366e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3c366e" style:font-size-asian="10pt" style:font-weight-asian="normal" style:font-size-complex="1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c366e" style:font-size-asian="10pt" style:font-size-complex="10pt"/>
    </style:style>
    <style:style style:name="T11" style:family="text">
      <style:text-properties fo:font-weight="normal" officeooo:rsid="003c366e" style:font-weight-asian="normal" style:font-weight-complex="normal"/>
    </style:style>
    <style:style style:name="T12" style:family="text">
      <style:text-properties officeooo:rsid="006abaa6"/>
    </style:style>
    <style:style style:name="T13" style:family="text">
      <style:text-properties officeooo:rsid="006c62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1"><text:placeholder text:placeholder-type="text">&lt;get_objects(data)&gt;</text:placeholder></text:span></text:p>
      <text:p text:style-name="P7"><text:span text:style-name="T4">S</text:span>ITUAZIONE ORDINI</text:p>
      <text:p text:style-name="P20"/>
      <text:p text:style-name="P7">DATI ERRATI</text:p>
      <text:p text:style-name="P6"/>
      <text:p text:style-name="P8">Prodotto non presente:</text:p>
      <text:p text:style-name="P11"><text:text-input text:description="&lt;for each=&quot;item in get_db('no_product')&quot;&gt;">starts for loop</text:text-input></text:p>
      <text:p text:style-name="P17"><text:span text:style-name="T4"><text:placeholder text:placeholder-type="text">&lt;item.name&gt;</text:placeholder></text:span></text:p>
      <text:p text:style-name="P18"><text:text-input text:description="&lt;/for&gt;">ends for loop</text:text-input></text:p>
      <text:p text:style-name="P18"/>
      <text:p text:style-name="P9"><text:span text:style-name="T12">Struttura non impostata</text:span>:</text:p>
      <text:p text:style-name="P13"><text:text-input text:description="&lt;for each=&quot;item in get_db('no_structure')&quot;&gt;">starts for loop</text:text-input></text:p>
      <text:p text:style-name="P15"><text:span text:style-name="T4"><text:placeholder text:placeholder-type="text">&lt;item.default_code&gt;</text:placeholder></text:span><text:span text:style-name="T11"> </text:span><text:span text:style-name="T11"><text:placeholder text:placeholder-type="text">&lt;item.name&gt;</text:placeholder></text:span></text:p>
      <text:p text:style-name="P21"><text:text-input text:description="&lt;/for&gt;">ends for loop</text:text-input></text:p>
      <text:p text:style-name="P21"/>
      <text:p text:style-name="P10"><text:span text:style-name="T13">Componenti non presenti</text:span>:</text:p>
      <text:p text:style-name="P14"><text:text-input text:description="&lt;for each=&quot;item in get_db('no_component')&quot;&gt;">starts for loop</text:text-input></text:p>
      <text:p text:style-name="P16"><text:span text:style-name="T11"><text:placeholder text:placeholder-type="text">&lt;item.default_code&gt;</text:placeholder></text:span><text:span text:style-name="T11"> </text:span><text:span text:style-name="T11"><text:placeholder text:placeholder-type="text">&lt;item.name&gt;</text:placeholder></text:span></text:p>
      <text:p text:style-name="P2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4:47:13.079835204</dc:date>
    <dc:creator>thebrush </dc:creator>
    <meta:editing-duration>PT9H51M23S</meta:editing-duration>
    <meta:editing-cycles>96</meta:editing-cycles>
    <meta:document-statistic meta:table-count="0" meta:image-count="0" meta:object-count="0" meta:page-count="1" meta:paragraph-count="18" meta:word-count="60" meta:character-count="376" meta:non-whitespace-character-count="344"/>
  </office:meta>
</office:document-meta>
</file>